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Technische Ontwerp<text:line-break/>Groep 3<text:line-break/><text:line-break/>Nadat het ontwerp is gemaakt en de benodigde plugins zijn geselecteerd, is het tijd om een geschikt WordPress-thema te kiezen voor de website die we aangeboden kregen. Het thema bepaalt het uiterlijk, de lay-out en de functionaliteit van de website. Bij het selecteren van een thema zijn er een paar belangrijke aspecten om rekening mee te houden:</text:p>
      <text:p text:style-name="Standaard"/>
      <text:p text:style-name="Standaard">1. Responsiviteit: Het is essentieel dat het gekozen thema responsief is, wat betekent dat het goed wordt weergegeven op verschillende apparaten en schermformaten, zoals desktops, laptops, tablets en telefoons.</text:p>
      <text:p text:style-name="Standaard"/>
      <text:p text:style-name="Standaard">2. Ontwerpconsistentie: Het thema moet overeenkomen met het eerder gemaakte ontwerp, zodat de visuele identiteit van de website behouden blijft. Het kleurenschema, lettertypen en algemene stijl moeten passen bij de gewenste uitzicht.</text:p>
      <text:p text:style-name="Standaard"/>
      <text:p text:style-name="Standaard">3. Functionaliteit: Het is belangrijk om te controleren of het thema de benodigde functionaliteit biedt. Dit kan onder andere omvatten: ondersteuning voor aangepaste pagina, menu-indelingen, integratie van sociale media, WooCommerce-ondersteuning, en andere specifieke vereisten.</text:p>
      <text:p text:style-name="Standaard"/>
      <text:p text:style-name="Standaard">4. Aanpasbaarheid: Het is handig als het thema aanpasbaar is, zodat je de mogelijkheid hebt om de lay-out, kleuren, lettertypen en andere elementen aan te passen zonder veel technische kennis.</text:p>
      <text:p text:style-name="Standaard"/>
      <text:p text:style-name="Standaard">5. Ondersteuning en updates: Controleer of het thema regelmatig wordt bijgewerkt en wordt ondersteund door de ontwikkelaar. Dit is belangrijk voor de beveiliging en het oplossen van eventuele problemen die kunnen optreden.</text:p>
      <text:p text:style-name="Standaard"/>
      <text:p text:style-name="Standaard">Wanneer het thema is gekozen, kan de voorbereidingen voor de website implementatie starten. omvat onder andere:</text:p>
      <text:p text:style-name="Standaard"/>
      <text:p text:style-name="Standaard">1. Installatie en configuratie: Het geselecteerde thema moet worden geïnstalleerd op de WordPress-website. Vervolgens kunnen de algemene instellingen en configuraties worden aangepast, zoals het logo uploaden, kleurenschema's instellen, Enzovoort.</text:p>
      <text:p text:style-name="Standaard"/>
      <text:p text:style-name="Standaard">2. Paginastructuur: Het is belangrijk om de gewenste paginastructuur voor de website te plannen. Dit omvat het bepalen van de paginatitels, het maken van menu's en het organiseren van de inhoud.</text:p>
      <text:p text:style-name="Standaard"/>
      <text:soft-page-break/>
      <text:p text:style-name="Standaard">3. Contentcreatie: Het is tijd om de inhoud van de website te maken en te organiseren. Dit omvat het schrijven van teksten, het selecteren van afbeeldingen, en het opmaken van de content volgens het ontwerp.<text:s/></text:p>
      <text:p text:style-name="Standaard">4. Testen: het cruciaal om uitgebreid te testen op verschillende apparaten en browsers om er zeker van te zijn dat alles correct wordt weergegeven en goed functioneert. Dit omvat het controleren van de responsiviteit, het testen van formulieren, het controleren van links en het verifiëren van de laadtijd.</text:p>
      <text:p text:style-name="Standaard"/>
      <text:p text:style-name="Standaard">Na deze voorbereidende stappen kan de website beschikbaar worden gesteld aan het publiek. Het is echter belangrijk om regelmatig onderhoud uit te voeren, updates bij te houden en de website te optimaliseren voor een optimale prestatie en gebruikerservaring.<text:line-break/><text:line-break/><text:line-break/>Gemaakt door Hali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Halil</meta:initial-creator>
    <dc:creator>Halil</dc:creator>
    <meta:creation-date>2023-06-28T13:55:00Z</meta:creation-date>
    <dc:date>2023-06-28T14:05:00Z</dc:date>
    <meta:print-date>2023-06-28T14:05:00Z</meta:print-date>
    <meta:template xlink:href="Normal" xlink:type="simple"/>
    <meta:editing-cycles>1</meta:editing-cycles>
    <meta:editing-duration>PT600S</meta:editing-duration>
    <meta:document-statistic meta:page-count="2" meta:paragraph-count="5" meta:word-count="442" meta:character-count="2872" meta:row-count="20" meta:non-whitespace-character-count="2435"/>
  </office:meta>
</office:document-meta>
</file>